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rge_obj" table:style-name="ta1">
        <table:shapes>
          <draw:frame draw:z-index="0" draw:style-name="gr1" draw:text-style-name="P1" svg:width="261.92mm" svg:height="167.87mm" svg:x="8892.65mm" svg:y="27.62mm">
            <loext:p draw:notify-on-update-of-ranges="merge_obj.A3:merge_obj.QF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41" table:default-cell-style-name="Default"/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441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41"/>
        </table:table-row>
        <table:table-row table:style-name="ro1">
          <table:table-cell office:value-type="float" office:value="636585000" calcext:value-type="float">
            <text:p>636585000</text:p>
          </table:table-cell>
          <table:table-cell office:value-type="float" office:value="635673000" calcext:value-type="float">
            <text:p>635673000</text:p>
          </table:table-cell>
          <table:table-cell office:value-type="float" office:value="636485000" calcext:value-type="float">
            <text:p>636485000</text:p>
          </table:table-cell>
          <table:table-cell office:value-type="float" office:value="637137000" calcext:value-type="float">
            <text:p>637137000</text:p>
          </table:table-cell>
          <table:table-cell office:value-type="float" office:value="635480000" calcext:value-type="float">
            <text:p>635480000</text:p>
          </table:table-cell>
          <table:table-cell office:value-type="float" office:value="636072000" calcext:value-type="float">
            <text:p>636072000</text:p>
          </table:table-cell>
          <table:table-cell office:value-type="float" office:value="636865000" calcext:value-type="float">
            <text:p>636865000</text:p>
          </table:table-cell>
          <table:table-cell office:value-type="float" office:value="636775000" calcext:value-type="float">
            <text:p>636775000</text:p>
          </table:table-cell>
          <table:table-cell office:value-type="float" office:value="636001000" calcext:value-type="float">
            <text:p>636001000</text:p>
          </table:table-cell>
          <table:table-cell office:value-type="float" office:value="635491000" calcext:value-type="float">
            <text:p>635491000</text:p>
          </table:table-cell>
          <table:table-cell office:value-type="float" office:value="636762000" calcext:value-type="float">
            <text:p>636762000</text:p>
          </table:table-cell>
          <table:table-cell office:value-type="float" office:value="635610000" calcext:value-type="float">
            <text:p>635610000</text:p>
          </table:table-cell>
          <table:table-cell office:value-type="float" office:value="636505000" calcext:value-type="float">
            <text:p>636505000</text:p>
          </table:table-cell>
          <table:table-cell office:value-type="float" office:value="636991000" calcext:value-type="float">
            <text:p>636991000</text:p>
          </table:table-cell>
          <table:table-cell office:value-type="float" office:value="636560000" calcext:value-type="float">
            <text:p>636560000</text:p>
          </table:table-cell>
          <table:table-cell office:value-type="float" office:value="636448000" calcext:value-type="float">
            <text:p>636448000</text:p>
          </table:table-cell>
          <table:table-cell office:value-type="float" office:value="636429000" calcext:value-type="float">
            <text:p>636429000</text:p>
          </table:table-cell>
          <table:table-cell office:value-type="float" office:value="636011000" calcext:value-type="float">
            <text:p>636011000</text:p>
          </table:table-cell>
          <table:table-cell office:value-type="float" office:value="636855000" calcext:value-type="float">
            <text:p>636855000</text:p>
          </table:table-cell>
          <table:table-cell office:value-type="float" office:value="636357000" calcext:value-type="float">
            <text:p>636357000</text:p>
          </table:table-cell>
          <table:table-cell office:value-type="float" office:value="637399000" calcext:value-type="float">
            <text:p>637399000</text:p>
          </table:table-cell>
          <table:table-cell office:value-type="float" office:value="637393000" calcext:value-type="float">
            <text:p>637393000</text:p>
          </table:table-cell>
          <table:table-cell office:value-type="float" office:value="637402000" calcext:value-type="float">
            <text:p>637402000</text:p>
          </table:table-cell>
          <table:table-cell office:value-type="float" office:value="637395000" calcext:value-type="float">
            <text:p>637395000</text:p>
          </table:table-cell>
          <table:table-cell office:value-type="float" office:value="637399000" calcext:value-type="float">
            <text:p>637399000</text:p>
          </table:table-cell>
          <table:table-cell office:value-type="float" office:value="637398000" calcext:value-type="float">
            <text:p>637398000</text:p>
          </table:table-cell>
          <table:table-cell office:value-type="float" office:value="637397000" calcext:value-type="float">
            <text:p>637397000</text:p>
          </table:table-cell>
          <table:table-cell office:value-type="float" office:value="637398000" calcext:value-type="float">
            <text:p>637398000</text:p>
          </table:table-cell>
          <table:table-cell office:value-type="float" office:value="637381000" calcext:value-type="float">
            <text:p>637381000</text:p>
          </table:table-cell>
          <table:table-cell office:value-type="float" office:value="637396000" calcext:value-type="float">
            <text:p>637396000</text:p>
          </table:table-cell>
          <table:table-cell office:value-type="float" office:value="637402000" calcext:value-type="float">
            <text:p>637402000</text:p>
          </table:table-cell>
          <table:table-cell office:value-type="float" office:value="637394000" calcext:value-type="float">
            <text:p>637394000</text:p>
          </table:table-cell>
          <table:table-cell office:value-type="float" office:value="637385000" calcext:value-type="float">
            <text:p>637385000</text:p>
          </table:table-cell>
          <table:table-cell office:value-type="float" office:value="637403000" calcext:value-type="float">
            <text:p>637403000</text:p>
          </table:table-cell>
          <table:table-cell office:value-type="float" office:value="637400000" calcext:value-type="float">
            <text:p>637400000</text:p>
          </table:table-cell>
          <table:table-cell table:number-columns-repeated="2" office:value-type="float" office:value="637399000" calcext:value-type="float">
            <text:p>637399000</text:p>
          </table:table-cell>
          <table:table-cell office:value-type="float" office:value="637396000" calcext:value-type="float">
            <text:p>637396000</text:p>
          </table:table-cell>
          <table:table-cell office:value-type="float" office:value="637404000" calcext:value-type="float">
            <text:p>637404000</text:p>
          </table:table-cell>
          <table:table-cell office:value-type="float" office:value="637398000" calcext:value-type="float">
            <text:p>637398000</text:p>
          </table:table-cell>
          <table:table-cell office:value-type="float" office:value="637401000" calcext:value-type="float">
            <text:p>637401000</text:p>
          </table:table-cell>
          <table:table-cell office:value-type="float" office:value="637399000" calcext:value-type="float">
            <text:p>637399000</text:p>
          </table:table-cell>
          <table:table-cell office:value-type="float" office:value="637398000" calcext:value-type="float">
            <text:p>637398000</text:p>
          </table:table-cell>
          <table:table-cell office:value-type="float" office:value="637399000" calcext:value-type="float">
            <text:p>637399000</text:p>
          </table:table-cell>
          <table:table-cell office:value-type="float" office:value="637387000" calcext:value-type="float">
            <text:p>637387000</text:p>
          </table:table-cell>
          <table:table-cell office:value-type="float" office:value="637396000" calcext:value-type="float">
            <text:p>637396000</text:p>
          </table:table-cell>
          <table:table-cell office:value-type="float" office:value="637399000" calcext:value-type="float">
            <text:p>637399000</text:p>
          </table:table-cell>
          <table:table-cell office:value-type="float" office:value="637402000" calcext:value-type="float">
            <text:p>637402000</text:p>
          </table:table-cell>
          <table:table-cell office:value-type="float" office:value="637405000" calcext:value-type="float">
            <text:p>637405000</text:p>
          </table:table-cell>
          <table:table-cell office:value-type="float" office:value="637388000" calcext:value-type="float">
            <text:p>637388000</text:p>
          </table:table-cell>
          <table:table-cell office:value-type="float" office:value="639747000" calcext:value-type="float">
            <text:p>639747000</text:p>
          </table:table-cell>
          <table:table-cell office:value-type="float" office:value="639593000" calcext:value-type="float">
            <text:p>639593000</text:p>
          </table:table-cell>
          <table:table-cell office:value-type="float" office:value="639981000" calcext:value-type="float">
            <text:p>639981000</text:p>
          </table:table-cell>
          <table:table-cell office:value-type="float" office:value="639602000" calcext:value-type="float">
            <text:p>639602000</text:p>
          </table:table-cell>
          <table:table-cell office:value-type="float" office:value="639706000" calcext:value-type="float">
            <text:p>639706000</text:p>
          </table:table-cell>
          <table:table-cell office:value-type="float" office:value="639656000" calcext:value-type="float">
            <text:p>639656000</text:p>
          </table:table-cell>
          <table:table-cell office:value-type="float" office:value="639961000" calcext:value-type="float">
            <text:p>639961000</text:p>
          </table:table-cell>
          <table:table-cell office:value-type="float" office:value="639645000" calcext:value-type="float">
            <text:p>639645000</text:p>
          </table:table-cell>
          <table:table-cell office:value-type="float" office:value="639669000" calcext:value-type="float">
            <text:p>639669000</text:p>
          </table:table-cell>
          <table:table-cell office:value-type="float" office:value="639610000" calcext:value-type="float">
            <text:p>639610000</text:p>
          </table:table-cell>
          <table:table-cell office:value-type="float" office:value="639768000" calcext:value-type="float">
            <text:p>639768000</text:p>
          </table:table-cell>
          <table:table-cell office:value-type="float" office:value="639734000" calcext:value-type="float">
            <text:p>639734000</text:p>
          </table:table-cell>
          <table:table-cell office:value-type="float" office:value="639615000" calcext:value-type="float">
            <text:p>639615000</text:p>
          </table:table-cell>
          <table:table-cell office:value-type="float" office:value="639468000" calcext:value-type="float">
            <text:p>639468000</text:p>
          </table:table-cell>
          <table:table-cell office:value-type="float" office:value="639704000" calcext:value-type="float">
            <text:p>639704000</text:p>
          </table:table-cell>
          <table:table-cell office:value-type="float" office:value="639654000" calcext:value-type="float">
            <text:p>639654000</text:p>
          </table:table-cell>
          <table:table-cell office:value-type="float" office:value="639796000" calcext:value-type="float">
            <text:p>639796000</text:p>
          </table:table-cell>
          <table:table-cell office:value-type="float" office:value="639770000" calcext:value-type="float">
            <text:p>639770000</text:p>
          </table:table-cell>
          <table:table-cell office:value-type="float" office:value="639807000" calcext:value-type="float">
            <text:p>639807000</text:p>
          </table:table-cell>
          <table:table-cell office:value-type="float" office:value="639708000" calcext:value-type="float">
            <text:p>639708000</text:p>
          </table:table-cell>
          <table:table-cell office:value-type="float" office:value="639579000" calcext:value-type="float">
            <text:p>639579000</text:p>
          </table:table-cell>
          <table:table-cell office:value-type="float" office:value="639774000" calcext:value-type="float">
            <text:p>639774000</text:p>
          </table:table-cell>
          <table:table-cell office:value-type="float" office:value="639616000" calcext:value-type="float">
            <text:p>639616000</text:p>
          </table:table-cell>
          <table:table-cell office:value-type="float" office:value="639521000" calcext:value-type="float">
            <text:p>639521000</text:p>
          </table:table-cell>
          <table:table-cell office:value-type="float" office:value="639644000" calcext:value-type="float">
            <text:p>639644000</text:p>
          </table:table-cell>
          <table:table-cell office:value-type="float" office:value="639804000" calcext:value-type="float">
            <text:p>639804000</text:p>
          </table:table-cell>
          <table:table-cell office:value-type="float" office:value="639477000" calcext:value-type="float">
            <text:p>639477000</text:p>
          </table:table-cell>
          <table:table-cell office:value-type="float" office:value="639796000" calcext:value-type="float">
            <text:p>639796000</text:p>
          </table:table-cell>
          <table:table-cell office:value-type="float" office:value="639799000" calcext:value-type="float">
            <text:p>639799000</text:p>
          </table:table-cell>
          <table:table-cell office:value-type="float" office:value="639801000" calcext:value-type="float">
            <text:p>639801000</text:p>
          </table:table-cell>
          <table:table-cell office:value-type="float" office:value="639973000" calcext:value-type="float">
            <text:p>639973000</text:p>
          </table:table-cell>
          <table:table-cell office:value-type="float" office:value="639664000" calcext:value-type="float">
            <text:p>639664000</text:p>
          </table:table-cell>
          <table:table-cell office:value-type="float" office:value="639605000" calcext:value-type="float">
            <text:p>639605000</text:p>
          </table:table-cell>
          <table:table-cell office:value-type="float" office:value="639453000" calcext:value-type="float">
            <text:p>639453000</text:p>
          </table:table-cell>
          <table:table-cell office:value-type="float" office:value="639501000" calcext:value-type="float">
            <text:p>639501000</text:p>
          </table:table-cell>
          <table:table-cell office:value-type="float" office:value="639619000" calcext:value-type="float">
            <text:p>639619000</text:p>
          </table:table-cell>
          <table:table-cell office:value-type="float" office:value="639913000" calcext:value-type="float">
            <text:p>639913000</text:p>
          </table:table-cell>
          <table:table-cell office:value-type="float" office:value="639429000" calcext:value-type="float">
            <text:p>639429000</text:p>
          </table:table-cell>
          <table:table-cell office:value-type="float" office:value="639593000" calcext:value-type="float">
            <text:p>639593000</text:p>
          </table:table-cell>
          <table:table-cell office:value-type="float" office:value="639573000" calcext:value-type="float">
            <text:p>639573000</text:p>
          </table:table-cell>
          <table:table-cell table:number-columns-repeated="358" office:value-type="float" office:value="640044000" calcext:value-type="float">
            <text:p>64004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9T15:09:26.337384145</dc:date>
    <meta:editing-duration>PT1M26S</meta:editing-duration>
    <meta:editing-cycles>1</meta:editing-cycles>
    <meta:document-statistic meta:table-count="1" meta:cell-count="46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193cm" svg:height="16.788cm" xlink:href=".." xlink:type="simple" chart:class="chart:line" chart:style-name="ch1">
        <chart:title svg:x="10.235cm" svg:y="0.471cm" chart:style-name="ch2">
          <text:p>zuck_medium - cone mining</text:p>
        </chart:title>
        <chart:plot-area chart:style-name="ch3" table:cell-range-address="merge_obj.A3:merge_obj.QF3" svg:x="0.523cm" svg:y="1.585cm" svg:width="25.147cm" svg:height="14.868cm">
          <chartooo:coordinate-region svg:x="2.441cm" svg:y="1.707cm" svg:width="23.229cm" svg:height="13.7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rge_obj.A3:merge_obj.QF3" chart:class="chart:line">
            <chart:data-point chart:repeated="4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4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636585000">
                <text:p>636585000</text:p>
                <draw:g>
                  <svg:desc>merge_obj.A3:merge_obj.QF3</svg:desc>
                </draw:g>
              </table:table-cell>
              <table:table-cell office:value-type="float" office:value="635673000">
                <text:p>635673000</text:p>
              </table:table-cell>
              <table:table-cell office:value-type="float" office:value="636485000">
                <text:p>636485000</text:p>
              </table:table-cell>
              <table:table-cell office:value-type="float" office:value="637137000">
                <text:p>637137000</text:p>
              </table:table-cell>
              <table:table-cell office:value-type="float" office:value="635480000">
                <text:p>635480000</text:p>
              </table:table-cell>
              <table:table-cell office:value-type="float" office:value="636072000">
                <text:p>636072000</text:p>
              </table:table-cell>
              <table:table-cell office:value-type="float" office:value="636865000">
                <text:p>636865000</text:p>
              </table:table-cell>
              <table:table-cell office:value-type="float" office:value="636775000">
                <text:p>636775000</text:p>
              </table:table-cell>
              <table:table-cell office:value-type="float" office:value="636001000">
                <text:p>636001000</text:p>
              </table:table-cell>
              <table:table-cell office:value-type="float" office:value="635491000">
                <text:p>635491000</text:p>
              </table:table-cell>
              <table:table-cell office:value-type="float" office:value="636762000">
                <text:p>636762000</text:p>
              </table:table-cell>
              <table:table-cell office:value-type="float" office:value="635610000">
                <text:p>635610000</text:p>
              </table:table-cell>
              <table:table-cell office:value-type="float" office:value="636505000">
                <text:p>636505000</text:p>
              </table:table-cell>
              <table:table-cell office:value-type="float" office:value="636991000">
                <text:p>636991000</text:p>
              </table:table-cell>
              <table:table-cell office:value-type="float" office:value="636560000">
                <text:p>636560000</text:p>
              </table:table-cell>
              <table:table-cell office:value-type="float" office:value="636448000">
                <text:p>636448000</text:p>
              </table:table-cell>
              <table:table-cell office:value-type="float" office:value="636429000">
                <text:p>636429000</text:p>
              </table:table-cell>
              <table:table-cell office:value-type="float" office:value="636011000">
                <text:p>636011000</text:p>
              </table:table-cell>
              <table:table-cell office:value-type="float" office:value="636855000">
                <text:p>636855000</text:p>
              </table:table-cell>
              <table:table-cell office:value-type="float" office:value="636357000">
                <text:p>636357000</text:p>
              </table:table-cell>
              <table:table-cell office:value-type="float" office:value="637399000">
                <text:p>637399000</text:p>
              </table:table-cell>
              <table:table-cell office:value-type="float" office:value="637393000">
                <text:p>637393000</text:p>
              </table:table-cell>
              <table:table-cell office:value-type="float" office:value="637402000">
                <text:p>637402000</text:p>
              </table:table-cell>
              <table:table-cell office:value-type="float" office:value="637395000">
                <text:p>637395000</text:p>
              </table:table-cell>
              <table:table-cell office:value-type="float" office:value="637399000">
                <text:p>637399000</text:p>
              </table:table-cell>
              <table:table-cell office:value-type="float" office:value="637398000">
                <text:p>637398000</text:p>
              </table:table-cell>
              <table:table-cell office:value-type="float" office:value="637397000">
                <text:p>637397000</text:p>
              </table:table-cell>
              <table:table-cell office:value-type="float" office:value="637398000">
                <text:p>637398000</text:p>
              </table:table-cell>
              <table:table-cell office:value-type="float" office:value="637381000">
                <text:p>637381000</text:p>
              </table:table-cell>
              <table:table-cell office:value-type="float" office:value="637396000">
                <text:p>637396000</text:p>
              </table:table-cell>
              <table:table-cell office:value-type="float" office:value="637402000">
                <text:p>637402000</text:p>
              </table:table-cell>
              <table:table-cell office:value-type="float" office:value="637394000">
                <text:p>637394000</text:p>
              </table:table-cell>
              <table:table-cell office:value-type="float" office:value="637385000">
                <text:p>637385000</text:p>
              </table:table-cell>
              <table:table-cell office:value-type="float" office:value="637403000">
                <text:p>637403000</text:p>
              </table:table-cell>
              <table:table-cell office:value-type="float" office:value="637400000">
                <text:p>637400000</text:p>
              </table:table-cell>
              <table:table-cell office:value-type="float" office:value="637399000">
                <text:p>637399000</text:p>
              </table:table-cell>
              <table:table-cell office:value-type="float" office:value="637399000">
                <text:p>637399000</text:p>
              </table:table-cell>
              <table:table-cell office:value-type="float" office:value="637396000">
                <text:p>637396000</text:p>
              </table:table-cell>
              <table:table-cell office:value-type="float" office:value="637404000">
                <text:p>637404000</text:p>
              </table:table-cell>
              <table:table-cell office:value-type="float" office:value="637398000">
                <text:p>637398000</text:p>
              </table:table-cell>
              <table:table-cell office:value-type="float" office:value="637401000">
                <text:p>637401000</text:p>
              </table:table-cell>
              <table:table-cell office:value-type="float" office:value="637399000">
                <text:p>637399000</text:p>
              </table:table-cell>
              <table:table-cell office:value-type="float" office:value="637398000">
                <text:p>637398000</text:p>
              </table:table-cell>
              <table:table-cell office:value-type="float" office:value="637399000">
                <text:p>637399000</text:p>
              </table:table-cell>
              <table:table-cell office:value-type="float" office:value="637387000">
                <text:p>637387000</text:p>
              </table:table-cell>
              <table:table-cell office:value-type="float" office:value="637396000">
                <text:p>637396000</text:p>
              </table:table-cell>
              <table:table-cell office:value-type="float" office:value="637399000">
                <text:p>637399000</text:p>
              </table:table-cell>
              <table:table-cell office:value-type="float" office:value="637402000">
                <text:p>637402000</text:p>
              </table:table-cell>
              <table:table-cell office:value-type="float" office:value="637405000">
                <text:p>637405000</text:p>
              </table:table-cell>
              <table:table-cell office:value-type="float" office:value="637388000">
                <text:p>637388000</text:p>
              </table:table-cell>
              <table:table-cell office:value-type="float" office:value="639747000">
                <text:p>639747000</text:p>
              </table:table-cell>
              <table:table-cell office:value-type="float" office:value="639593000">
                <text:p>639593000</text:p>
              </table:table-cell>
              <table:table-cell office:value-type="float" office:value="639981000">
                <text:p>639981000</text:p>
              </table:table-cell>
              <table:table-cell office:value-type="float" office:value="639602000">
                <text:p>639602000</text:p>
              </table:table-cell>
              <table:table-cell office:value-type="float" office:value="639706000">
                <text:p>639706000</text:p>
              </table:table-cell>
              <table:table-cell office:value-type="float" office:value="639656000">
                <text:p>639656000</text:p>
              </table:table-cell>
              <table:table-cell office:value-type="float" office:value="639961000">
                <text:p>639961000</text:p>
              </table:table-cell>
              <table:table-cell office:value-type="float" office:value="639645000">
                <text:p>639645000</text:p>
              </table:table-cell>
              <table:table-cell office:value-type="float" office:value="639669000">
                <text:p>639669000</text:p>
              </table:table-cell>
              <table:table-cell office:value-type="float" office:value="639610000">
                <text:p>639610000</text:p>
              </table:table-cell>
              <table:table-cell office:value-type="float" office:value="639768000">
                <text:p>639768000</text:p>
              </table:table-cell>
              <table:table-cell office:value-type="float" office:value="639734000">
                <text:p>639734000</text:p>
              </table:table-cell>
              <table:table-cell office:value-type="float" office:value="639615000">
                <text:p>639615000</text:p>
              </table:table-cell>
              <table:table-cell office:value-type="float" office:value="639468000">
                <text:p>639468000</text:p>
              </table:table-cell>
              <table:table-cell office:value-type="float" office:value="639704000">
                <text:p>639704000</text:p>
              </table:table-cell>
              <table:table-cell office:value-type="float" office:value="639654000">
                <text:p>639654000</text:p>
              </table:table-cell>
              <table:table-cell office:value-type="float" office:value="639796000">
                <text:p>639796000</text:p>
              </table:table-cell>
              <table:table-cell office:value-type="float" office:value="639770000">
                <text:p>639770000</text:p>
              </table:table-cell>
              <table:table-cell office:value-type="float" office:value="639807000">
                <text:p>639807000</text:p>
              </table:table-cell>
              <table:table-cell office:value-type="float" office:value="639708000">
                <text:p>639708000</text:p>
              </table:table-cell>
              <table:table-cell office:value-type="float" office:value="639579000">
                <text:p>639579000</text:p>
              </table:table-cell>
              <table:table-cell office:value-type="float" office:value="639774000">
                <text:p>639774000</text:p>
              </table:table-cell>
              <table:table-cell office:value-type="float" office:value="639616000">
                <text:p>639616000</text:p>
              </table:table-cell>
              <table:table-cell office:value-type="float" office:value="639521000">
                <text:p>639521000</text:p>
              </table:table-cell>
              <table:table-cell office:value-type="float" office:value="639644000">
                <text:p>639644000</text:p>
              </table:table-cell>
              <table:table-cell office:value-type="float" office:value="639804000">
                <text:p>639804000</text:p>
              </table:table-cell>
              <table:table-cell office:value-type="float" office:value="639477000">
                <text:p>639477000</text:p>
              </table:table-cell>
              <table:table-cell office:value-type="float" office:value="639796000">
                <text:p>639796000</text:p>
              </table:table-cell>
              <table:table-cell office:value-type="float" office:value="639799000">
                <text:p>639799000</text:p>
              </table:table-cell>
              <table:table-cell office:value-type="float" office:value="639801000">
                <text:p>639801000</text:p>
              </table:table-cell>
              <table:table-cell office:value-type="float" office:value="639973000">
                <text:p>639973000</text:p>
              </table:table-cell>
              <table:table-cell office:value-type="float" office:value="639664000">
                <text:p>639664000</text:p>
              </table:table-cell>
              <table:table-cell office:value-type="float" office:value="639605000">
                <text:p>639605000</text:p>
              </table:table-cell>
              <table:table-cell office:value-type="float" office:value="639453000">
                <text:p>639453000</text:p>
              </table:table-cell>
              <table:table-cell office:value-type="float" office:value="639501000">
                <text:p>639501000</text:p>
              </table:table-cell>
              <table:table-cell office:value-type="float" office:value="639619000">
                <text:p>639619000</text:p>
              </table:table-cell>
              <table:table-cell office:value-type="float" office:value="639913000">
                <text:p>639913000</text:p>
              </table:table-cell>
              <table:table-cell office:value-type="float" office:value="639429000">
                <text:p>639429000</text:p>
              </table:table-cell>
              <table:table-cell office:value-type="float" office:value="639593000">
                <text:p>639593000</text:p>
              </table:table-cell>
              <table:table-cell office:value-type="float" office:value="639573000">
                <text:p>639573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  <table:table-cell office:value-type="float" office:value="640044000">
                <text:p>640044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